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Arial" svg:font-family="Arial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OpenSymbol" svg:font-family="OpenSymbol, 'Arial Unicode MS'" style:font-family-generic="roman" style:font-pitch="variable"/>
    <style:font-face style:name="Symbol" svg:font-family="Symbol" style:font-family-generic="roman" style:font-pitch="variable"/>
    <style:font-face style:name="helvetica" svg:font-family="helvetica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2" svg:font-family="OpenSymbol, 'Arial Unicode MS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 style:writing-mode="lr-tb"/>
      <style:text-properties fo:font-weight="normal" officeooo:paragraph-rsid="000ad8d5" style:font-weight-asian="normal" style:font-weight-complex="normal"/>
    </style:style>
    <style:style style:name="P2" style:family="paragraph" style:parent-style-name="Standard">
      <style:paragraph-properties fo:line-height="150%" style:writing-mode="lr-tb">
        <style:tab-stops>
          <style:tab-stop style:position="17cm" style:type="right"/>
        </style:tab-stops>
      </style:paragraph-properties>
      <style:text-properties fo:font-weight="normal" officeooo:paragraph-rsid="000ad8d5" style:font-weight-asian="normal" style:font-weight-complex="normal"/>
    </style:style>
    <style:style style:name="P3" style:family="paragraph" style:parent-style-name="Standard">
      <loext:graphic-properties draw:fill-image-width="0cm" draw:fill-image-height="0cm"/>
      <style:paragraph-properties fo:line-height="200%" style:writing-mode="lr-tb">
        <style:tab-stops>
          <style:tab-stop style:position="17cm" style:type="right" style:leader-style="solid" style:leader-text="_"/>
        </style:tab-stops>
      </style:paragraph-properties>
      <style:text-properties fo:font-weight="normal" style:font-weight-asian="normal" style:font-weight-complex="normal"/>
    </style:style>
    <style:style style:name="P4" style:family="paragraph" style:parent-style-name="Standard">
      <style:paragraph-properties fo:line-height="150%" style:writing-mode="lr-tb"/>
      <style:text-properties style:font-name="helvetica" fo:font-size="10pt" fo:font-weight="normal" style:font-size-asian="10pt" style:font-weight-asian="normal" style:font-size-complex="10pt" style:font-weight-complex="normal"/>
    </style:style>
    <style:style style:name="P5" style:family="paragraph" style:parent-style-name="Standard">
      <loext:graphic-properties draw:fill-image-width="0cm" draw:fill-image-height="0cm"/>
      <style:paragraph-properties fo:line-height="200%" style:writing-mode="lr-tb">
        <style:tab-stops>
          <style:tab-stop style:position="17cm" style:type="right" style:leader-style="solid" style:leader-text="_"/>
        </style:tab-stops>
      </style:paragraph-properties>
      <style:text-properties style:font-name="helvetica" fo:font-size="10pt" fo:font-weight="normal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line-height="150%" style:writing-mode="lr-tb"/>
      <style:text-properties style:font-name="helvetica" fo:font-size="10pt" fo:font-weight="bold" style:font-size-asian="10pt" style:font-weight-asian="bold" style:font-size-complex="10pt" style:font-weight-complex="bold"/>
    </style:style>
    <style:style style:name="P7" style:family="paragraph" style:parent-style-name="Standard">
      <style:paragraph-properties fo:line-height="150%" style:writing-mode="lr-tb">
        <style:tab-stops>
          <style:tab-stop style:position="17cm" style:type="right" style:leader-style="solid" style:leader-text="_"/>
        </style:tab-stops>
      </style:paragraph-properties>
      <style:text-properties style:font-name="helvetica" fo:font-size="10pt" fo:font-weight="bold" style:font-size-asian="10pt" style:font-weight-asian="bold" style:font-size-complex="10pt" style:font-weight-complex="bold"/>
    </style:style>
    <style:style style:name="P8" style:family="paragraph" style:parent-style-name="Standard">
      <style:paragraph-properties fo:line-height="150%" style:writing-mode="lr-tb"/>
      <style:text-properties style:font-name="helvetica" fo:font-size="10pt" style:font-size-asian="10pt" style:font-size-complex="10pt"/>
    </style:style>
    <style:style style:name="P9" style:family="paragraph" style:parent-style-name="Standard">
      <loext:graphic-properties draw:fill-image-width="0cm" draw:fill-image-height="0cm"/>
      <style:paragraph-properties fo:line-height="200%" style:writing-mode="lr-tb">
        <style:tab-stops>
          <style:tab-stop style:position="17cm" style:type="right" style:leader-style="solid" style:leader-text="_"/>
        </style:tab-stops>
      </style:paragraph-properties>
      <style:text-properties style:font-name="helvetica" fo:font-size="10pt" style:font-size-asian="10pt" style:font-size-complex="10pt"/>
    </style:style>
    <style:style style:name="P10" style:family="paragraph" style:parent-style-name="Standard">
      <style:paragraph-properties fo:line-height="150%" fo:text-align="center" style:justify-single-word="false" style:writing-mode="lr-tb"/>
      <style:text-properties style:font-name="helvetica" fo:font-weight="bold" style:font-weight-asian="bold" style:font-weight-complex="bold"/>
    </style:style>
    <style:style style:name="P11" style:family="paragraph" style:parent-style-name="Standard">
      <style:paragraph-properties fo:line-height="150%" style:writing-mode="lr-tb"/>
    </style:style>
    <style:style style:name="P12" style:family="paragraph" style:parent-style-name="Standard">
      <style:paragraph-properties fo:line-height="150%" fo:text-align="center" style:justify-single-word="false" style:writing-mode="lr-tb"/>
    </style:style>
    <style:style style:name="P13" style:family="paragraph" style:parent-style-name="Standard" style:list-style-name="WWNum1">
      <style:paragraph-properties fo:line-height="150%" style:writing-mode="lr-tb"/>
    </style:style>
    <style:style style:name="P14" style:family="paragraph" style:parent-style-name="Standard">
      <style:paragraph-properties fo:line-height="150%" style:writing-mode="lr-tb">
        <style:tab-stops>
          <style:tab-stop style:position="17cm" style:type="right" style:leader-style="solid" style:leader-text="_"/>
        </style:tab-stops>
      </style:paragraph-properties>
    </style:style>
    <style:style style:name="P15" style:family="paragraph" style:parent-style-name="Standard" style:master-page-name="">
      <loext:graphic-properties draw:fill-image-width="0cm" draw:fill-image-height="0cm"/>
      <style:paragraph-properties fo:line-height="200%" style:page-number="auto" style:writing-mode="lr-tb">
        <style:tab-stops>
          <style:tab-stop style:position="17cm" style:type="right" style:leader-style="solid" style:leader-text="_"/>
        </style:tab-stops>
      </style:paragraph-properties>
      <style:text-properties fo:font-weight="normal" style:font-weight-asian="normal" style:font-weight-complex="normal"/>
    </style:style>
    <style:style style:name="P16" style:family="paragraph" style:parent-style-name="Standard" style:list-style-name="L1">
      <loext:graphic-properties draw:fill-image-width="0cm" draw:fill-image-height="0cm"/>
      <style:paragraph-properties fo:line-height="1.499cm" style:shadow="none" style:writing-mode="lr-tb">
        <style:tab-stops>
          <style:tab-stop style:position="17cm" style:type="right" style:leader-style="solid" style:leader-text="_"/>
        </style:tab-stops>
      </style:paragraph-properties>
      <style:text-properties style:font-name="helvetica" fo:font-size="14pt" fo:font-weight="normal" officeooo:rsid="000c3c9d" officeooo:paragraph-rsid="000c3c9d" style:font-size-asian="14pt" style:font-weight-asian="normal" style:font-size-complex="14pt" style:font-weight-complex="normal"/>
    </style:style>
    <style:style style:name="P17" style:family="paragraph" style:parent-style-name="Standard" style:list-style-name="L1" style:master-page-name="">
      <loext:graphic-properties draw:fill-image-width="0cm" draw:fill-image-height="0cm"/>
      <style:paragraph-properties fo:line-height="1.499cm" style:page-number="auto" style:shadow="none" style:writing-mode="lr-tb">
        <style:tab-stops>
          <style:tab-stop style:position="17cm" style:type="right" style:leader-style="solid" style:leader-text="_"/>
        </style:tab-stops>
      </style:paragraph-properties>
      <style:text-properties style:font-name="helvetica" fo:font-size="14pt" fo:font-weight="normal" officeooo:rsid="000c3c9d" officeooo:paragraph-rsid="000c3c9d" style:font-size-asian="14pt" style:font-weight-asian="normal" style:font-size-complex="14pt" style:font-weight-complex="normal"/>
    </style:style>
    <style:style style:name="P18" style:family="paragraph" style:parent-style-name="Heading_20_1" style:master-page-name="Standard">
      <style:paragraph-properties style:page-number="auto"/>
    </style:style>
    <style:style style:name="T1" style:family="text">
      <style:text-properties style:font-name="helvetica" fo:font-size="18pt" fo:font-weight="bold" style:font-size-asian="18pt" style:font-weight-asian="bold" style:font-size-complex="18pt" style:font-weight-complex="bold"/>
    </style:style>
    <style:style style:name="T2" style:family="text">
      <style:text-properties style:font-name="helvetica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helvetica" fo:font-size="10pt" fo:font-weight="bold" officeooo:rsid="00092a6d" style:font-size-asian="10pt" style:font-weight-asian="bold" style:font-size-complex="10pt" style:font-weight-complex="bold"/>
    </style:style>
    <style:style style:name="T4" style:family="text">
      <style:text-properties style:font-name="helvetica" fo:font-size="10pt" fo:font-weight="normal" style:font-size-asian="10pt" style:font-weight-asian="normal" style:font-size-complex="10pt" style:font-weight-complex="normal"/>
    </style:style>
    <style:style style:name="T5" style:family="text">
      <style:text-properties style:font-name="helvetica" fo:font-size="10pt" style:font-size-asian="10pt" style:font-size-complex="10pt"/>
    </style:style>
    <style:style style:name="T6" style:family="text">
      <style:text-properties style:font-name="helvetica" fo:font-size="10pt" officeooo:rsid="00092a6d" style:font-size-asian="10pt" style:font-size-complex="10pt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fo:font-size="10pt" fo:font-weight="bold" style:font-size-asian="10pt" style:font-weight-asian="bold" style:font-size-complex="10pt" style:font-weight-complex="bold"/>
    </style:style>
    <style:style style:name="T9" style:family="text">
      <style:text-properties fo:font-size="10pt" style:font-size-asian="10pt" style:font-size-complex="10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Prescription d'examen biologique</text:p>
      <text:p text:style-name="P2"><text:span text:style-name="T5">Nom du patient : </text:span><text:span text:style-name="T3">ESSONO</text:span><text:span text:style-name="T6"><text:tab/></text:span><text:span text:style-name="T5">Prénom : </text:span><text:span text:style-name="T3">CHANTAL</text:span></text:p>
      <text:p text:style-name="P1"><text:span text:style-name="T5">Date de naissance : </text:span><text:span/></text:p>
      <text:p text:style-name="P4"/>
      <text:p text:style-name="P15"><text:span text:style-name="T5">Date de demande de l'examen : <text:span text:style-name="T3">19 Avril 2017</text:span></text:span></text:p>
      <text:p text:style-name="P15"><text:span text:style-name="T5">Nom du prescripteur : <text:tab/></text:span></text:p>
      <text:p text:style-name="P15"><text:span text:style-name="T5">Nom du service prescripteur de l'examen : <text:tab/></text:span></text:p>
      <text:p text:style-name="Heading_20_2"/>
      <text:p text:style-name="Heading_20_2">Test rapide</text:p>
      <text:list text:style-name="L1">
        <text:list-item>
          <text:p text:style-name="P16">Dépistage VIH test 1 : <text:tab/></text:p>
        </text:list-item>
      </text:list>
      <text:list text:style-name="L1">
        <text:list-item>
          <text:p text:style-name="P16">Test malaria : <text:tab/></text:p>
        </text:list-item>
      </text:list>
      <text:p text:style-name="P18">Prescription d’examen imagerie</text:p>
      <text:p text:style-name="P2"><text:span text:style-name="T5">Nom du patient : </text:span><text:span text:style-name="T3">ESSONO</text:span><text:span text:style-name="T6"><text:tab/></text:span><text:span text:style-name="T5">Prénom : </text:span><text:span text:style-name="T3">CHANTAL</text:span></text:p>
      <text:p text:style-name="P1"><text:span text:style-name="T5">Date de naissance : </text:span><text:span/></text:p>
      <text:p text:style-name="P4"/>
      <text:p text:style-name="P15"><text:span text:style-name="T5">Date de demande de l'examen : <text:span text:style-name="T3">19 Avril 2017</text:span></text:span></text:p>
      <text:p text:style-name="P15"><text:span text:style-name="T5">Nom du prescripteur : <text:tab/></text:span></text:p>
      <text:p text:style-name="P15"><text:span text:style-name="T5">Nom du service prescripteur de l'examen : <text:tab/></text:span></text:p>
      <text:p text:style-name="Heading_20_2"/>
      <text:p text:style-name="Heading_20_2">Echographie</text:p>
      <text:list text:style-name="L1">
        <text:list-item>
          <text:p text:style-name="P16">Pelvienne : <text:tab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Arial" svg:font-family="Arial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OpenSymbol" svg:font-family="OpenSymbol, 'Arial Unicode MS'" style:font-family-generic="roman" style:font-pitch="variable"/>
    <style:font-face style:name="Symbol" svg:font-family="Symbol" style:font-family-generic="roman" style:font-pitch="variable"/>
    <style:font-face style:name="helvetica" svg:font-family="helvetica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2" svg:font-family="OpenSymbol, 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0pt" fo:language="fr" fo:country="FR" style:letter-kerning="true" style:font-name-asian="Noto Sans CJK SC Regular" style:font-size-asian="10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0pt" fo:language="fr" fo:country="FR" style:letter-kerning="true" style:font-name-asian="Noto Sans CJK SC Regular" style:font-size-asian="10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 style:master-page-name="">
      <style:paragraph-properties fo:text-align="start" style:justify-single-word="false" fo:orphans="2" fo:widows="2" fo:hyphenation-ladder-count="no-limit" style:page-number="auto" style:writing-mode="lr-tb"/>
      <style:text-properties fo:color="#00000a" style:font-name="Arial" fo:font-family="Arial" style:font-family-generic="roman" style:font-pitch="variable" fo:font-size="14pt" fo:language="fr" fo:country="FR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="Arial" fo:font-family="Arial" style:font-family-generic="roman" style:font-pitch="variable" fo:font-size="10pt" style:font-size-asian="10pt"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style:font-name="Arial" fo:font-family="Arial" style:font-family-generic="roman" style:font-pitch="variable" fo:font-size="10pt" fo:font-style="italic" style:font-size-asian="10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="Arial" fo:font-family="Arial" style:font-family-generic="roman" style:font-pitch="variable" fo:font-size="10pt" style:font-size-asian="10pt" style:font-name-complex="FreeSans" style:font-family-complex="FreeSans" style:font-family-generic-complex="system" style:font-pitch-complex="variable"/>
    </style:style>
    <style:style style:name="Titre" style:family="paragraph" style:parent-style-name="Standard" style:default-outline-level="">
      <style:paragraph-properties fo:margin-top="0.423cm" fo:margin-bottom="0.212cm" loext:contextual-spacing="false" fo:keep-with-next="always"/>
      <style:text-properties style:font-name="Liberation Sans1" fo:font-family="'Liberation Sans', Arial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Contenu_20_de_20_tableau" style:display-name="Contenu de tableau" style:family="paragraph" style:parent-style-name="Standard" style:default-outline-level="">
      <style:paragraph-properties text:number-lines="false" text:line-number="0"/>
    </style:style>
    <style:style style:name="Titre_20_de_20_tableau" style:display-name="Titre de tableau" style:family="paragraph" style:parent-style-name="Contenu_20_de_20_tableau" style:default-outline-level="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class="text" style:master-page-name="">
      <loext:graphic-properties draw:fill="solid" draw:fill-color="#ffd320"/>
      <style:paragraph-properties fo:margin-top="0cm" fo:margin-bottom="1cm" loext:contextual-spacing="false" fo:line-height="150%" fo:text-align="center" style:justify-single-word="false" style:page-number="auto" fo:break-before="page" fo:background-color="#ffd320" fo:padding="1cm" fo:border="0.06pt solid #000000" style:shadow="none" style:writing-mode="lr-tb"/>
      <style:text-properties style:font-name="Liberation Serif" fo:font-family="'Liberation Serif'" style:font-style-name="Regular" style:font-family-generic="roman" style:font-pitch="variable" fo:font-size="24pt"/>
    </style:style>
    <style:style style:name="Heading_20_2" style:display-name="Heading 2" style:family="paragraph" style:parent-style-name="Heading" style:class="text">
      <style:paragraph-properties style:writing-mode="lr-tb"/>
      <style:text-properties style:font-name="Liberation Serif" fo:font-family="'Liberation Serif'" style:font-style-name="Regular" style:font-family-generic="roman" style:font-pitch="variable" fo:font-size="20pt"/>
    </style:style>
    <style:style style:name="WW8Num1z0" style:family="text">
      <style:text-properties style:font-name="Symbol" fo:font-family="Symbol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1z1" style:family="text">
      <style:text-properties style:font-name="OpenSymbol" fo:font-family="OpenSymbol, 'Arial Unicode MS'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2z0" style:family="text">
      <style:text-properties style:font-name="Symbol" fo:font-family="Symbol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2z1" style:family="text">
      <style:text-properties style:font-name="OpenSymbol" fo:font-family="OpenSymbol, 'Arial Unicode MS'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3z0" style:family="text">
      <style:text-properties style:font-name="Symbol" fo:font-family="Symbo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3z1" style:family="text">
      <style:text-properties style:font-name="OpenSymbol" fo:font-family="OpenSymbol, 'Arial Unicode MS'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4z0" style:family="text">
      <style:text-properties style:font-name="Symbol" fo:font-family="Symbol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4z1" style:family="text">
      <style:text-properties style:font-name="OpenSymbol" fo:font-family="OpenSymbol, 'Arial Unicode MS'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5z0" style:family="text">
      <style:text-properties style:font-name="Symbol" fo:font-family="Symbol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5z1" style:family="text">
      <style:text-properties style:font-name="OpenSymbol" fo:font-family="OpenSymbol, 'Arial Unicode MS'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6z0" style:family="text">
      <style:text-properties style:font-name="Symbol" fo:font-family="Symbo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6z1" style:family="text">
      <style:text-properties style:font-name="OpenSymbol" fo:font-family="OpenSymbol, 'Arial Unicode MS'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7z0" style:family="text">
      <style:text-properties style:font-name="Symbol" fo:font-family="Symbo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7z1" style:family="text">
      <style:text-properties style:font-name="OpenSymbol" fo:font-family="OpenSymbol, 'Arial Unicode MS'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8z0" style:family="text">
      <style:text-properties style:font-name="Symbol" fo:font-family="Symbo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8z1" style:family="text">
      <style:text-properties style:font-name="OpenSymbol" fo:font-family="OpenSymbol, 'Arial Unicode MS'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9z0" style:family="text">
      <style:text-properties style:font-name="Symbol" fo:font-family="Symbol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9z1" style:family="text">
      <style:text-properties style:font-name="OpenSymbol" fo:font-family="OpenSymbol, 'Arial Unicode MS'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10z0" style:family="text">
      <style:text-properties style:font-name="Symbol" fo:font-family="Symbol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10z1" style:family="text">
      <style:text-properties style:font-name="OpenSymbol" fo:font-family="OpenSymbol, 'Arial Unicode MS'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11z0" style:family="text">
      <style:text-properties style:font-name="Symbol" fo:font-family="Symbol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11z1" style:family="text">
      <style:text-properties style:font-name="OpenSymbol" fo:font-family="OpenSymbol, 'Arial Unicode MS'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12z0" style:family="text">
      <style:text-properties style:font-name="Symbol" fo:font-family="Symbol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12z1" style:family="text">
      <style:text-properties style:font-name="OpenSymbol" fo:font-family="OpenSymbol, 'Arial Unicode MS'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13z0" style:family="text">
      <style:text-properties style:font-name="Symbol" fo:font-family="Symbol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13z1" style:family="text">
      <style:text-properties style:font-name="OpenSymbol" fo:font-family="OpenSymbol, 'Arial Unicode MS'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14z0" style:family="text">
      <style:text-properties style:font-name="Symbol" fo:font-family="Symbo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14z1" style:family="text">
      <style:text-properties style:font-name="OpenSymbol" fo:font-family="OpenSymbol, 'Arial Unicode MS'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15z0" style:family="text">
      <style:text-properties style:font-name="Symbol" fo:font-family="Symbol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15z1" style:family="text">
      <style:text-properties style:font-name="OpenSymbol" fo:font-family="OpenSymbol, 'Arial Unicode MS'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Puces" style:family="text">
      <style:text-properties style:font-name="OpenSymbol" fo:font-family="OpenSymbol, 'Arial Unicode MS'" style:font-family-generic="roman" style:font-pitch="variable" style:font-name-asian="OpenSymbol2" style:font-family-asian="OpenSymbol, 'Arial Unicode MS'" style:font-family-generic-asian="system" style:font-pitch-asian="variable" style:font-name-complex="OpenSymbol2" style:font-family-complex="OpenSymbol, 'Arial Unicode MS'" style:font-family-generic-complex="system" style:font-pitch-complex="variable"/>
    </style:style>
    <style:style style:name="ListLabel_20_1" style:display-name="ListLabel 1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2" style:display-name="ListLabel 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" style:display-name="ListLabel 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" style:display-name="ListLabel 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" style:display-name="ListLabel 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" style:display-name="ListLabel 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" style:display-name="ListLabel 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" style:display-name="ListLabel 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" style:display-name="ListLabel 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" style:display-name="ListLabel 10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" style:display-name="ListLabel 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" style:display-name="ListLabel 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" style:display-name="ListLabel 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" style:display-name="ListLabel 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" style:display-name="ListLabel 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6" style:display-name="ListLabel 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7" style:display-name="ListLabel 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8" style:display-name="ListLabel 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9" style:display-name="ListLabel 1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0" style:display-name="ListLabel 2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1" style:display-name="ListLabel 2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2" style:display-name="ListLabel 2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3" style:display-name="ListLabel 2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4" style:display-name="ListLabel 2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5" style:display-name="ListLabel 2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6" style:display-name="ListLabel 2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7" style:display-name="ListLabel 2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8" style:display-name="ListLabel 28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29" style:display-name="ListLabel 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0" style:display-name="ListLabel 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1" style:display-name="ListLabel 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2" style:display-name="ListLabel 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3" style:display-name="ListLabel 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4" style:display-name="ListLabel 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5" style:display-name="ListLabel 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6" style:display-name="ListLabel 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7" style:display-name="ListLabel 37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38" style:display-name="ListLabel 38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39" style:display-name="ListLabel 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0" style:display-name="ListLabel 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1" style:display-name="ListLabel 4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2" style:display-name="ListLabel 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3" style:display-name="ListLabel 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4" style:display-name="ListLabel 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5" style:display-name="ListLabel 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6" style:display-name="ListLabel 4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7" style:display-name="ListLabel 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8" style:display-name="ListLabel 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" style:display-name="ListLabel 4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50" style:display-name="ListLabel 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1" style:display-name="ListLabel 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2" style:display-name="ListLabel 5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53" style:display-name="ListLabel 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4" style:display-name="ListLabel 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5" style:display-name="ListLabel 5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56" style:display-name="ListLabel 5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57" style:display-name="ListLabel 5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58" style:display-name="ListLabel 5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59" style:display-name="ListLabel 5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60" style:display-name="ListLabel 6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61" style:display-name="ListLabel 6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62" style:display-name="ListLabel 6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63" style:display-name="ListLabel 6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64" style:display-name="ListLabel 6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65" style:display-name="ListLabel 6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66" style:display-name="ListLabel 6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67" style:display-name="ListLabel 6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68" style:display-name="ListLabel 6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69" style:display-name="ListLabel 6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70" style:display-name="ListLabel 7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71" style:display-name="ListLabel 7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72" style:display-name="ListLabel 7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73" style:display-name="ListLabel 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4" style:display-name="ListLabel 7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75" style:display-name="ListLabel 7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76" style:display-name="ListLabel 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7" style:display-name="ListLabel 7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78" style:display-name="ListLabel 7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79" style:display-name="ListLabel 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0" style:display-name="ListLabel 8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81" style:display-name="ListLabel 8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82" style:display-name="ListLabel 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3" style:display-name="ListLabel 8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84" style:display-name="ListLabel 8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85" style:display-name="ListLabel 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6" style:display-name="ListLabel 8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87" style:display-name="ListLabel 8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88" style:display-name="ListLabel 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9" style:display-name="ListLabel 8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90" style:display-name="ListLabel 9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91" style:display-name="ListLabel 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2" style:display-name="ListLabel 9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93" style:display-name="ListLabel 9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94" style:display-name="ListLabel 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5" style:display-name="ListLabel 9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96" style:display-name="ListLabel 9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97" style:display-name="ListLabel 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8" style:display-name="ListLabel 9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99" style:display-name="ListLabel 9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00" style:display-name="ListLabel 1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1" style:display-name="ListLabel 10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02" style:display-name="ListLabel 10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03" style:display-name="ListLabel 1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4" style:display-name="ListLabel 10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05" style:display-name="ListLabel 10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06" style:display-name="ListLabel 1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7" style:display-name="ListLabel 10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08" style:display-name="ListLabel 10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09" style:display-name="ListLabel 1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0" style:display-name="ListLabel 11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11" style:display-name="ListLabel 11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12" style:display-name="ListLabel 1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3" style:display-name="ListLabel 11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14" style:display-name="ListLabel 11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15" style:display-name="ListLabel 1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6" style:display-name="ListLabel 11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17" style:display-name="ListLabel 11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18" style:display-name="ListLabel 11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19" style:display-name="ListLabel 1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0" style:display-name="ListLabel 1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1" style:display-name="ListLabel 12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22" style:display-name="ListLabel 1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3" style:display-name="ListLabel 1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4" style:display-name="ListLabel 12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25" style:display-name="ListLabel 12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6" style:display-name="ListLabel 1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7" style:display-name="ListLabel 127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8" style:display-name="ListLabel 128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9" style:display-name="ListLabel 1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0" style:display-name="ListLabel 1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1" style:display-name="ListLabel 1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2" style:display-name="ListLabel 1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3" style:display-name="ListLabel 1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4" style:display-name="ListLabel 1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5" style:display-name="ListLabel 1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6" style:display-name="ListLabel 136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7" style:display-name="ListLabel 1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8" style:display-name="ListLabel 1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9" style:display-name="ListLabel 1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0" style:display-name="ListLabel 1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1" style:display-name="ListLabel 14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2" style:display-name="ListLabel 1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3" style:display-name="ListLabel 1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4" style:display-name="ListLabel 1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5" style:display-name="ListLabel 145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6" style:display-name="ListLabel 1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7" style:display-name="ListLabel 1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8" style:display-name="ListLabel 1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9" style:display-name="ListLabel 1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0" style:display-name="ListLabel 1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1" style:display-name="ListLabel 1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2" style:display-name="ListLabel 15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3" style:display-name="ListLabel 1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4" style:display-name="ListLabel 15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55" style:display-name="ListLabel 15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56" style:display-name="ListLabel 15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57" style:display-name="ListLabel 15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58" style:display-name="ListLabel 15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59" style:display-name="ListLabel 15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60" style:display-name="ListLabel 16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61" style:display-name="ListLabel 16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62" style:display-name="ListLabel 16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63" style:display-name="ListLabel 163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64" style:display-name="ListLabel 1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65" style:display-name="ListLabel 1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66" style:display-name="ListLabel 1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67" style:display-name="ListLabel 1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68" style:display-name="ListLabel 16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69" style:display-name="ListLabel 1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70" style:display-name="ListLabel 1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71" style:display-name="ListLabel 17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72" style:display-name="ListLabel 172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73" style:display-name="ListLabel 173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74" style:display-name="ListLabel 1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75" style:display-name="ListLabel 1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76" style:display-name="ListLabel 1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77" style:display-name="ListLabel 17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78" style:display-name="ListLabel 1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79" style:display-name="ListLabel 1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80" style:display-name="ListLabel 18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81" style:display-name="ListLabel 18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82" style:display-name="ListLabel 1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83" style:display-name="ListLabel 1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84" style:display-name="ListLabel 18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85" style:display-name="ListLabel 1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86" style:display-name="ListLabel 1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87" style:display-name="ListLabel 18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88" style:display-name="ListLabel 1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89" style:display-name="ListLabel 1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90" style:display-name="ListLabel 19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91" style:display-name="ListLabel 19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92" style:display-name="ListLabel 19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93" style:display-name="ListLabel 19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94" style:display-name="ListLabel 19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95" style:display-name="ListLabel 19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96" style:display-name="ListLabel 19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97" style:display-name="ListLabel 19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98" style:display-name="ListLabel 19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99" style:display-name="ListLabel 19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00" style:display-name="ListLabel 20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01" style:display-name="ListLabel 20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02" style:display-name="ListLabel 20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03" style:display-name="ListLabel 20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04" style:display-name="ListLabel 20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05" style:display-name="ListLabel 20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06" style:display-name="ListLabel 20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07" style:display-name="ListLabel 20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08" style:display-name="ListLabel 2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09" style:display-name="ListLabel 20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10" style:display-name="ListLabel 21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11" style:display-name="ListLabel 2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12" style:display-name="ListLabel 21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13" style:display-name="ListLabel 21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14" style:display-name="ListLabel 2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15" style:display-name="ListLabel 21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16" style:display-name="ListLabel 21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17" style:display-name="ListLabel 2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18" style:display-name="ListLabel 21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19" style:display-name="ListLabel 21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20" style:display-name="ListLabel 2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21" style:display-name="ListLabel 22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22" style:display-name="ListLabel 22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23" style:display-name="ListLabel 2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24" style:display-name="ListLabel 22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25" style:display-name="ListLabel 22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26" style:display-name="ListLabel 2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27" style:display-name="ListLabel 22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28" style:display-name="ListLabel 22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29" style:display-name="ListLabel 2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30" style:display-name="ListLabel 23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31" style:display-name="ListLabel 23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32" style:display-name="ListLabel 2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33" style:display-name="ListLabel 23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34" style:display-name="ListLabel 23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35" style:display-name="ListLabel 2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36" style:display-name="ListLabel 23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37" style:display-name="ListLabel 23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38" style:display-name="ListLabel 2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39" style:display-name="ListLabel 23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40" style:display-name="ListLabel 24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41" style:display-name="ListLabel 24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42" style:display-name="ListLabel 24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43" style:display-name="ListLabel 24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44" style:display-name="ListLabel 2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45" style:display-name="ListLabel 24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46" style:display-name="ListLabel 24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47" style:display-name="ListLabel 2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48" style:display-name="ListLabel 24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49" style:display-name="ListLabel 24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50" style:display-name="ListLabel 2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51" style:display-name="ListLabel 25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52" style:display-name="ListLabel 25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53" style:display-name="ListLabel 253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254" style:display-name="ListLabel 254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255" style:display-name="ListLabel 2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56" style:display-name="ListLabel 25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57" style:display-name="ListLabel 2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58" style:display-name="ListLabel 25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59" style:display-name="ListLabel 25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60" style:display-name="ListLabel 2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61" style:display-name="ListLabel 2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62" style:display-name="ListLabel 26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63" style:display-name="ListLabel 2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64" style:display-name="ListLabel 2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65" style:display-name="ListLabel 2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66" style:display-name="ListLabel 2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67" style:display-name="ListLabel 2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68" style:display-name="ListLabel 26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69" style:display-name="ListLabel 2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70" style:display-name="ListLabel 2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71" style:display-name="ListLabel 271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272" style:display-name="ListLabel 2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73" style:display-name="ListLabel 2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74" style:display-name="ListLabel 2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75" style:display-name="ListLabel 2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76" style:display-name="ListLabel 2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77" style:display-name="ListLabel 27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78" style:display-name="ListLabel 2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79" style:display-name="ListLabel 2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80" style:display-name="ListLabel 280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281" style:display-name="ListLabel 2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82" style:display-name="ListLabel 2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83" style:display-name="ListLabel 2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84" style:display-name="ListLabel 2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85" style:display-name="ListLabel 2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86" style:display-name="ListLabel 2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87" style:display-name="ListLabel 2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88" style:display-name="ListLabel 2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89" style:display-name="ListLabel 28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90" style:display-name="ListLabel 29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91" style:display-name="ListLabel 29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92" style:display-name="ListLabel 29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93" style:display-name="ListLabel 29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94" style:display-name="ListLabel 29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95" style:display-name="ListLabel 29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96" style:display-name="ListLabel 29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97" style:display-name="ListLabel 29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98" style:display-name="ListLabel 298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299" style:display-name="ListLabel 2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00" style:display-name="ListLabel 3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01" style:display-name="ListLabel 3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02" style:display-name="ListLabel 3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03" style:display-name="ListLabel 3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04" style:display-name="ListLabel 3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05" style:display-name="ListLabel 3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06" style:display-name="ListLabel 3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07" style:display-name="ListLabel 307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308" style:display-name="ListLabel 308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309" style:display-name="ListLabel 3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10" style:display-name="ListLabel 3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11" style:display-name="ListLabel 3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12" style:display-name="ListLabel 3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13" style:display-name="ListLabel 3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14" style:display-name="ListLabel 3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15" style:display-name="ListLabel 3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16" style:display-name="ListLabel 31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17" style:display-name="ListLabel 31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18" style:display-name="ListLabel 31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19" style:display-name="ListLabel 31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20" style:display-name="ListLabel 32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21" style:display-name="ListLabel 32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22" style:display-name="ListLabel 32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23" style:display-name="ListLabel 32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24" style:display-name="ListLabel 32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25" style:display-name="ListLabel 32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26" style:display-name="ListLabel 32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27" style:display-name="ListLabel 32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28" style:display-name="ListLabel 32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29" style:display-name="ListLabel 32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30" style:display-name="ListLabel 33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31" style:display-name="ListLabel 33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32" style:display-name="ListLabel 33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33" style:display-name="ListLabel 33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34" style:display-name="ListLabel 3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35" style:display-name="ListLabel 33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36" style:display-name="ListLabel 33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37" style:display-name="ListLabel 3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38" style:display-name="ListLabel 33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39" style:display-name="ListLabel 33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40" style:display-name="ListLabel 3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41" style:display-name="ListLabel 34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42" style:display-name="ListLabel 34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43" style:display-name="ListLabel 3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44" style:display-name="ListLabel 34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45" style:display-name="ListLabel 34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46" style:display-name="ListLabel 3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47" style:display-name="ListLabel 34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48" style:display-name="ListLabel 34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49" style:display-name="ListLabel 3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50" style:display-name="ListLabel 35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51" style:display-name="ListLabel 35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52" style:display-name="ListLabel 35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53" style:display-name="ListLabel 35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54" style:display-name="ListLabel 35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55" style:display-name="ListLabel 3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56" style:display-name="ListLabel 35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57" style:display-name="ListLabel 35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58" style:display-name="ListLabel 35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59" style:display-name="ListLabel 35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60" style:display-name="ListLabel 36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61" style:display-name="ListLabel 3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62" style:display-name="ListLabel 36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63" style:display-name="ListLabel 36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64" style:display-name="ListLabel 3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65" style:display-name="ListLabel 36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66" style:display-name="ListLabel 36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67" style:display-name="ListLabel 3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68" style:display-name="ListLabel 36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69" style:display-name="ListLabel 36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70" style:display-name="ListLabel 3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71" style:display-name="ListLabel 37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72" style:display-name="ListLabel 37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73" style:display-name="ListLabel 3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74" style:display-name="ListLabel 37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75" style:display-name="ListLabel 37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76" style:display-name="ListLabel 3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77" style:display-name="ListLabel 37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78" style:display-name="ListLabel 37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79" style:display-name="ListLabel 379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380" style:display-name="ListLabel 380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381" style:display-name="ListLabel 3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82" style:display-name="ListLabel 3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83" style:display-name="ListLabel 3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84" style:display-name="ListLabel 3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85" style:display-name="ListLabel 3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86" style:display-name="ListLabel 3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87" style:display-name="ListLabel 3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88" style:display-name="ListLabel 3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89" style:display-name="ListLabel 3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90" style:display-name="ListLabel 3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91" style:display-name="ListLabel 3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92" style:display-name="ListLabel 3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93" style:display-name="ListLabel 3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94" style:display-name="ListLabel 3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95" style:display-name="ListLabel 39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96" style:display-name="ListLabel 3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97" style:display-name="ListLabel 397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398" style:display-name="ListLabel 3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99" style:display-name="ListLabel 3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00" style:display-name="ListLabel 4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01" style:display-name="ListLabel 4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02" style:display-name="ListLabel 4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03" style:display-name="ListLabel 4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04" style:display-name="ListLabel 4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05" style:display-name="ListLabel 4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06" style:display-name="ListLabel 406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407" style:display-name="ListLabel 4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08" style:display-name="ListLabel 4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09" style:display-name="ListLabel 4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10" style:display-name="ListLabel 4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11" style:display-name="ListLabel 4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12" style:display-name="ListLabel 4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13" style:display-name="ListLabel 4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14" style:display-name="ListLabel 4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15" style:display-name="ListLabel 415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416" style:display-name="ListLabel 4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17" style:display-name="ListLabel 4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18" style:display-name="ListLabel 4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19" style:display-name="ListLabel 4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20" style:display-name="ListLabel 4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21" style:display-name="ListLabel 4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22" style:display-name="ListLabel 4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23" style:display-name="ListLabel 4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24" style:display-name="ListLabel 424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425" style:display-name="ListLabel 425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426" style:display-name="ListLabel 4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27" style:display-name="ListLabel 42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28" style:display-name="ListLabel 42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29" style:display-name="ListLabel 4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30" style:display-name="ListLabel 4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31" style:display-name="ListLabel 4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32" style:display-name="ListLabel 4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33" style:display-name="ListLabel 43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34" style:display-name="ListLabel 43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35" style:display-name="ListLabel 43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36" style:display-name="ListLabel 43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37" style:display-name="ListLabel 43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38" style:display-name="ListLabel 43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39" style:display-name="ListLabel 43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40" style:display-name="ListLabel 44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41" style:display-name="ListLabel 44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42" style:display-name="ListLabel 4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43" style:display-name="ListLabel 44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44" style:display-name="ListLabel 44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45" style:display-name="ListLabel 4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46" style:display-name="ListLabel 44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47" style:display-name="ListLabel 44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48" style:display-name="ListLabel 4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49" style:display-name="ListLabel 44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50" style:display-name="ListLabel 45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51" style:display-name="ListLabel 4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52" style:display-name="ListLabel 45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53" style:display-name="ListLabel 45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54" style:display-name="ListLabel 4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55" style:display-name="ListLabel 45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56" style:display-name="ListLabel 45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57" style:display-name="ListLabel 4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58" style:display-name="ListLabel 45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59" style:display-name="ListLabel 45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60" style:display-name="ListLabel 4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61" style:display-name="ListLabel 46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62" style:display-name="ListLabel 46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63" style:display-name="ListLabel 4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64" style:display-name="ListLabel 46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65" style:display-name="ListLabel 46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66" style:display-name="ListLabel 4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67" style:display-name="ListLabel 46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68" style:display-name="ListLabel 46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69" style:display-name="ListLabel 4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70" style:display-name="ListLabel 47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71" style:display-name="ListLabel 47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72" style:display-name="ListLabel 4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73" style:display-name="ListLabel 47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74" style:display-name="ListLabel 47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75" style:display-name="ListLabel 4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76" style:display-name="ListLabel 47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77" style:display-name="ListLabel 47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78" style:display-name="ListLabel 4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79" style:display-name="ListLabel 47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80" style:display-name="ListLabel 48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81" style:display-name="ListLabel 4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82" style:display-name="ListLabel 48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83" style:display-name="ListLabel 48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84" style:display-name="ListLabel 4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85" style:display-name="ListLabel 48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86" style:display-name="ListLabel 48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87" style:display-name="ListLabel 487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488" style:display-name="ListLabel 488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489" style:display-name="ListLabel 4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0" style:display-name="ListLabel 4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1" style:display-name="ListLabel 4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2" style:display-name="ListLabel 4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3" style:display-name="ListLabel 4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4" style:display-name="ListLabel 4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5" style:display-name="ListLabel 49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6" style:display-name="ListLabel 4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7" style:display-name="ListLabel 4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8" style:display-name="ListLabel 4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9" style:display-name="ListLabel 4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00" style:display-name="ListLabel 5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01" style:display-name="ListLabel 5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02" style:display-name="ListLabel 5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03" style:display-name="ListLabel 5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04" style:display-name="ListLabel 5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05" style:display-name="ListLabel 505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06" style:display-name="ListLabel 5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07" style:display-name="ListLabel 5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08" style:display-name="ListLabel 5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09" style:display-name="ListLabel 5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10" style:display-name="ListLabel 5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11" style:display-name="ListLabel 5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12" style:display-name="ListLabel 5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13" style:display-name="ListLabel 5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14" style:display-name="ListLabel 514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15" style:display-name="ListLabel 5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16" style:display-name="ListLabel 5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17" style:display-name="ListLabel 5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18" style:display-name="ListLabel 5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19" style:display-name="ListLabel 5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20" style:display-name="ListLabel 5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21" style:display-name="ListLabel 5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22" style:display-name="ListLabel 5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23" style:display-name="ListLabel 523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24" style:display-name="ListLabel 52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25" style:display-name="ListLabel 52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26" style:display-name="ListLabel 5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27" style:display-name="ListLabel 52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28" style:display-name="ListLabel 52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29" style:display-name="ListLabel 5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30" style:display-name="ListLabel 5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31" style:display-name="ListLabel 5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32" style:display-name="ListLabel 532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33" style:display-name="ListLabel 5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34" style:display-name="ListLabel 5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35" style:display-name="ListLabel 5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36" style:display-name="ListLabel 5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37" style:display-name="ListLabel 5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38" style:display-name="ListLabel 5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39" style:display-name="ListLabel 5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40" style:display-name="ListLabel 5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41" style:display-name="ListLabel 541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42" style:display-name="ListLabel 5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43" style:display-name="ListLabel 5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44" style:display-name="ListLabel 5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45" style:display-name="ListLabel 5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46" style:display-name="ListLabel 5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47" style:display-name="ListLabel 5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48" style:display-name="ListLabel 5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49" style:display-name="ListLabel 5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50" style:display-name="ListLabel 55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51" style:display-name="ListLabel 551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52" style:display-name="ListLabel 552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53" style:display-name="ListLabel 5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54" style:display-name="ListLabel 5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55" style:display-name="ListLabel 5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56" style:display-name="ListLabel 55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57" style:display-name="ListLabel 5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58" style:display-name="ListLabel 55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59" style:display-name="ListLabel 559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60" style:display-name="ListLabel 5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61" style:display-name="ListLabel 5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62" style:display-name="ListLabel 56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63" style:display-name="ListLabel 5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64" style:display-name="ListLabel 5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65" style:display-name="ListLabel 5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66" style:display-name="ListLabel 5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67" style:display-name="ListLabel 5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68" style:display-name="ListLabel 568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69" style:display-name="ListLabel 569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70" style:display-name="ListLabel 5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71" style:display-name="ListLabel 57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72" style:display-name="ListLabel 5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73" style:display-name="ListLabel 5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74" style:display-name="ListLabel 5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75" style:display-name="ListLabel 5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76" style:display-name="ListLabel 5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77" style:display-name="ListLabel 577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78" style:display-name="ListLabel 578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79" style:display-name="ListLabel 5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80" style:display-name="ListLabel 58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81" style:display-name="ListLabel 5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82" style:display-name="ListLabel 5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83" style:display-name="ListLabel 5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84" style:display-name="ListLabel 5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85" style:display-name="ListLabel 5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86" style:display-name="ListLabel 586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87" style:display-name="ListLabel 5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88" style:display-name="ListLabel 5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89" style:display-name="ListLabel 5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90" style:display-name="ListLabel 5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91" style:display-name="ListLabel 5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92" style:display-name="ListLabel 5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93" style:display-name="ListLabel 5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94" style:display-name="ListLabel 5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95" style:display-name="ListLabel 595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96" style:display-name="ListLabel 5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97" style:display-name="ListLabel 5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98" style:display-name="ListLabel 5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99" style:display-name="ListLabel 5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00" style:display-name="ListLabel 6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01" style:display-name="ListLabel 6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02" style:display-name="ListLabel 6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03" style:display-name="ListLabel 6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04" style:display-name="ListLabel 604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05" style:display-name="ListLabel 6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06" style:display-name="ListLabel 6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07" style:display-name="ListLabel 6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08" style:display-name="ListLabel 6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09" style:display-name="ListLabel 6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10" style:display-name="ListLabel 6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11" style:display-name="ListLabel 6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12" style:display-name="ListLabel 6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13" style:display-name="ListLabel 613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14" style:display-name="ListLabel 6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15" style:display-name="ListLabel 6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16" style:display-name="ListLabel 6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17" style:display-name="ListLabel 6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18" style:display-name="ListLabel 6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19" style:display-name="ListLabel 6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20" style:display-name="ListLabel 6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21" style:display-name="ListLabel 6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22" style:display-name="ListLabel 622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23" style:display-name="ListLabel 6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24" style:display-name="ListLabel 62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25" style:display-name="ListLabel 62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26" style:display-name="ListLabel 6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27" style:display-name="ListLabel 62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28" style:display-name="ListLabel 62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29" style:display-name="ListLabel 6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30" style:display-name="ListLabel 6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31" style:display-name="ListLabel 631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32" style:display-name="ListLabel 6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33" style:display-name="ListLabel 6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34" style:display-name="ListLabel 6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35" style:display-name="ListLabel 6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36" style:display-name="ListLabel 6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37" style:display-name="ListLabel 6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38" style:display-name="ListLabel 6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39" style:display-name="ListLabel 6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40" style:display-name="ListLabel 64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41" style:display-name="ListLabel 64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42" style:display-name="ListLabel 6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43" style:display-name="ListLabel 6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44" style:display-name="ListLabel 6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45" style:display-name="ListLabel 6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46" style:display-name="ListLabel 6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47" style:display-name="ListLabel 6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48" style:display-name="ListLabel 6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49" style:display-name="ListLabel 649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50" style:display-name="ListLabel 6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51" style:display-name="ListLabel 6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52" style:display-name="ListLabel 65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53" style:display-name="ListLabel 6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54" style:display-name="ListLabel 6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55" style:display-name="ListLabel 6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56" style:display-name="ListLabel 65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57" style:display-name="ListLabel 6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58" style:display-name="ListLabel 658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59" style:display-name="ListLabel 65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60" style:display-name="ListLabel 6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61" style:display-name="ListLabel 6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62" style:display-name="ListLabel 66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63" style:display-name="ListLabel 6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64" style:display-name="ListLabel 6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65" style:display-name="ListLabel 6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66" style:display-name="ListLabel 6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67" style:display-name="ListLabel 667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68" style:display-name="ListLabel 66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69" style:display-name="ListLabel 6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70" style:display-name="ListLabel 6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71" style:display-name="ListLabel 67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72" style:display-name="ListLabel 6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73" style:display-name="ListLabel 6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74" style:display-name="ListLabel 6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75" style:display-name="ListLabel 6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76" style:display-name="ListLabel 676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77" style:display-name="ListLabel 67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78" style:display-name="ListLabel 6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79" style:display-name="ListLabel 6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80" style:display-name="ListLabel 68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81" style:display-name="ListLabel 6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82" style:display-name="ListLabel 6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83" style:display-name="ListLabel 6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84" style:display-name="ListLabel 6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85" style:display-name="ListLabel 685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86" style:display-name="ListLabel 6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87" style:display-name="ListLabel 6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88" style:display-name="ListLabel 6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89" style:display-name="ListLabel 6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90" style:display-name="ListLabel 6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91" style:display-name="ListLabel 6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92" style:display-name="ListLabel 6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93" style:display-name="ListLabel 6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94" style:display-name="ListLabel 694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95" style:display-name="ListLabel 69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96" style:display-name="ListLabel 6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97" style:display-name="ListLabel 6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98" style:display-name="ListLabel 6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99" style:display-name="ListLabel 6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00" style:display-name="ListLabel 7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01" style:display-name="ListLabel 7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02" style:display-name="ListLabel 7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03" style:display-name="ListLabel 703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04" style:display-name="ListLabel 7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05" style:display-name="ListLabel 7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06" style:display-name="ListLabel 7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07" style:display-name="ListLabel 7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08" style:display-name="ListLabel 7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09" style:display-name="ListLabel 7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10" style:display-name="ListLabel 7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11" style:display-name="ListLabel 7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12" style:display-name="ListLabel 712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13" style:display-name="ListLabel 7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14" style:display-name="ListLabel 7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15" style:display-name="ListLabel 7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16" style:display-name="ListLabel 7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17" style:display-name="ListLabel 7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18" style:display-name="ListLabel 7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19" style:display-name="ListLabel 7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20" style:display-name="ListLabel 7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21" style:display-name="ListLabel 721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22" style:display-name="ListLabel 7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23" style:display-name="ListLabel 7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24" style:display-name="ListLabel 72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25" style:display-name="ListLabel 72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26" style:display-name="ListLabel 7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27" style:display-name="ListLabel 72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28" style:display-name="ListLabel 72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29" style:display-name="ListLabel 7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30" style:display-name="ListLabel 73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31" style:display-name="ListLabel 7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32" style:display-name="ListLabel 7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33" style:display-name="ListLabel 7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34" style:display-name="ListLabel 7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35" style:display-name="ListLabel 7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36" style:display-name="ListLabel 7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37" style:display-name="ListLabel 7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38" style:display-name="ListLabel 7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39" style:display-name="ListLabel 739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40" style:display-name="ListLabel 74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41" style:display-name="ListLabel 741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42" style:display-name="ListLabel 7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43" style:display-name="ListLabel 7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44" style:display-name="ListLabel 7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45" style:display-name="ListLabel 7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46" style:display-name="ListLabel 7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47" style:display-name="ListLabel 7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48" style:display-name="ListLabel 748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49" style:display-name="ListLabel 7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50" style:display-name="ListLabel 7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51" style:display-name="ListLabel 7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52" style:display-name="ListLabel 75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53" style:display-name="ListLabel 7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54" style:display-name="ListLabel 7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55" style:display-name="ListLabel 7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56" style:display-name="ListLabel 75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57" style:display-name="ListLabel 757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58" style:display-name="ListLabel 758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59" style:display-name="ListLabel 75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60" style:display-name="ListLabel 7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61" style:display-name="ListLabel 7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62" style:display-name="ListLabel 76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63" style:display-name="ListLabel 7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64" style:display-name="ListLabel 7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65" style:display-name="ListLabel 7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66" style:display-name="ListLabel 766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67" style:display-name="ListLabel 7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68" style:display-name="ListLabel 76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69" style:display-name="ListLabel 7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70" style:display-name="ListLabel 7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71" style:display-name="ListLabel 77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72" style:display-name="ListLabel 7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73" style:display-name="ListLabel 7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74" style:display-name="ListLabel 7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75" style:display-name="ListLabel 775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76" style:display-name="ListLabel 7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77" style:display-name="ListLabel 77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78" style:display-name="ListLabel 7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79" style:display-name="ListLabel 7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80" style:display-name="ListLabel 78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81" style:display-name="ListLabel 7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82" style:display-name="ListLabel 7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83" style:display-name="ListLabel 7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84" style:display-name="ListLabel 784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85" style:display-name="ListLabel 7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86" style:display-name="ListLabel 7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87" style:display-name="ListLabel 7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88" style:display-name="ListLabel 7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89" style:display-name="ListLabel 7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90" style:display-name="ListLabel 7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91" style:display-name="ListLabel 7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92" style:display-name="ListLabel 7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93" style:display-name="ListLabel 793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94" style:display-name="ListLabel 7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95" style:display-name="ListLabel 79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96" style:display-name="ListLabel 7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97" style:display-name="ListLabel 7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98" style:display-name="ListLabel 7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99" style:display-name="ListLabel 7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00" style:display-name="ListLabel 8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01" style:display-name="ListLabel 8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02" style:display-name="ListLabel 802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03" style:display-name="ListLabel 8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04" style:display-name="ListLabel 8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05" style:display-name="ListLabel 8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06" style:display-name="ListLabel 8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07" style:display-name="ListLabel 8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08" style:display-name="ListLabel 8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09" style:display-name="ListLabel 8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10" style:display-name="ListLabel 8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11" style:display-name="ListLabel 811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12" style:display-name="ListLabel 8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13" style:display-name="ListLabel 8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14" style:display-name="ListLabel 8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15" style:display-name="ListLabel 8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16" style:display-name="ListLabel 8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17" style:display-name="ListLabel 8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18" style:display-name="ListLabel 8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19" style:display-name="ListLabel 8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20" style:display-name="ListLabel 82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21" style:display-name="ListLabel 8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22" style:display-name="ListLabel 8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23" style:display-name="ListLabel 8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24" style:display-name="ListLabel 82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25" style:display-name="ListLabel 82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26" style:display-name="ListLabel 8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27" style:display-name="ListLabel 82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28" style:display-name="ListLabel 82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29" style:display-name="ListLabel 829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30" style:display-name="ListLabel 8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31" style:display-name="ListLabel 8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32" style:display-name="ListLabel 8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33" style:display-name="ListLabel 8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34" style:display-name="ListLabel 8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35" style:display-name="ListLabel 8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36" style:display-name="ListLabel 8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37" style:display-name="ListLabel 8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38" style:display-name="ListLabel 838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39" style:display-name="ListLabel 8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40" style:display-name="ListLabel 8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41" style:display-name="ListLabel 84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42" style:display-name="ListLabel 8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43" style:display-name="ListLabel 8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44" style:display-name="ListLabel 8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45" style:display-name="ListLabel 8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46" style:display-name="ListLabel 8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47" style:display-name="ListLabel 847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48" style:display-name="ListLabel 8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49" style:display-name="ListLabel 8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50" style:display-name="ListLabel 8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51" style:display-name="ListLabel 8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52" style:display-name="ListLabel 85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53" style:display-name="ListLabel 8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54" style:display-name="ListLabel 8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55" style:display-name="ListLabel 8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56" style:display-name="ListLabel 856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57" style:display-name="ListLabel 8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58" style:display-name="ListLabel 85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59" style:display-name="ListLabel 85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60" style:display-name="ListLabel 8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61" style:display-name="ListLabel 8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62" style:display-name="ListLabel 86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63" style:display-name="ListLabel 8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64" style:display-name="ListLabel 8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65" style:display-name="ListLabel 865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66" style:display-name="ListLabel 8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67" style:display-name="ListLabel 8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68" style:display-name="ListLabel 86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69" style:display-name="ListLabel 8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70" style:display-name="ListLabel 8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71" style:display-name="ListLabel 87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72" style:display-name="ListLabel 8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73" style:display-name="ListLabel 8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74" style:display-name="ListLabel 874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75" style:display-name="ListLabel 8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76" style:display-name="ListLabel 8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77" style:display-name="ListLabel 87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78" style:display-name="ListLabel 8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79" style:display-name="ListLabel 8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80" style:display-name="ListLabel 88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81" style:display-name="ListLabel 8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82" style:display-name="ListLabel 8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83" style:display-name="ListLabel 883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84" style:display-name="ListLabel 8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85" style:display-name="ListLabel 8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86" style:display-name="ListLabel 8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87" style:display-name="ListLabel 8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88" style:display-name="ListLabel 8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89" style:display-name="ListLabel 8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90" style:display-name="ListLabel 8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91" style:display-name="ListLabel 8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92" style:display-name="ListLabel 892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93" style:display-name="ListLabel 8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94" style:display-name="ListLabel 8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95" style:display-name="ListLabel 89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96" style:display-name="ListLabel 8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97" style:display-name="ListLabel 8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98" style:display-name="ListLabel 8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99" style:display-name="ListLabel 8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00" style:display-name="ListLabel 9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01" style:display-name="ListLabel 901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02" style:display-name="ListLabel 9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03" style:display-name="ListLabel 9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04" style:display-name="ListLabel 9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05" style:display-name="ListLabel 9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06" style:display-name="ListLabel 9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07" style:display-name="ListLabel 9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08" style:display-name="ListLabel 9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09" style:display-name="ListLabel 9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10" style:display-name="ListLabel 91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11" style:display-name="ListLabel 9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12" style:display-name="ListLabel 9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13" style:display-name="ListLabel 9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14" style:display-name="ListLabel 9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15" style:display-name="ListLabel 9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16" style:display-name="ListLabel 9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17" style:display-name="ListLabel 9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18" style:display-name="ListLabel 9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19" style:display-name="ListLabel 919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20" style:display-name="ListLabel 9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21" style:display-name="ListLabel 9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22" style:display-name="ListLabel 9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23" style:display-name="ListLabel 9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24" style:display-name="ListLabel 92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25" style:display-name="ListLabel 92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26" style:display-name="ListLabel 9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27" style:display-name="ListLabel 92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28" style:display-name="ListLabel 928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29" style:display-name="ListLabel 9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30" style:display-name="ListLabel 9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31" style:display-name="ListLabel 9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32" style:display-name="ListLabel 9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33" style:display-name="ListLabel 9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34" style:display-name="ListLabel 9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35" style:display-name="ListLabel 9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36" style:display-name="ListLabel 9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37" style:display-name="ListLabel 937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38" style:display-name="ListLabel 938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39" style:display-name="ListLabel 939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40" style:display-name="ListLabel 9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41" style:display-name="ListLabel 94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42" style:display-name="ListLabel 9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43" style:display-name="ListLabel 9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44" style:display-name="ListLabel 9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45" style:display-name="ListLabel 9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46" style:display-name="ListLabel 946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47" style:display-name="ListLabel 9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48" style:display-name="ListLabel 9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49" style:display-name="ListLabel 9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50" style:display-name="ListLabel 9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51" style:display-name="ListLabel 9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52" style:display-name="ListLabel 95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53" style:display-name="ListLabel 9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54" style:display-name="ListLabel 9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55" style:display-name="ListLabel 955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56" style:display-name="ListLabel 95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57" style:display-name="ListLabel 9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58" style:display-name="ListLabel 95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59" style:display-name="ListLabel 95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60" style:display-name="ListLabel 9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61" style:display-name="ListLabel 9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62" style:display-name="ListLabel 96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63" style:display-name="ListLabel 9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64" style:display-name="ListLabel 964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65" style:display-name="ListLabel 9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66" style:display-name="ListLabel 9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67" style:display-name="ListLabel 9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68" style:display-name="ListLabel 96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69" style:display-name="ListLabel 9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70" style:display-name="ListLabel 9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71" style:display-name="ListLabel 97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72" style:display-name="ListLabel 9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73" style:display-name="ListLabel 973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74" style:display-name="ListLabel 9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75" style:display-name="ListLabel 9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76" style:display-name="ListLabel 9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77" style:display-name="ListLabel 97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78" style:display-name="ListLabel 9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79" style:display-name="ListLabel 9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80" style:display-name="ListLabel 98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81" style:display-name="ListLabel 9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82" style:display-name="ListLabel 982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83" style:display-name="ListLabel 9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84" style:display-name="ListLabel 9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85" style:display-name="ListLabel 9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86" style:display-name="ListLabel 9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87" style:display-name="ListLabel 9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88" style:display-name="ListLabel 9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89" style:display-name="ListLabel 9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90" style:display-name="ListLabel 9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91" style:display-name="ListLabel 991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92" style:display-name="ListLabel 9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93" style:display-name="ListLabel 9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94" style:display-name="ListLabel 9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95" style:display-name="ListLabel 99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96" style:display-name="ListLabel 9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97" style:display-name="ListLabel 9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98" style:display-name="ListLabel 9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99" style:display-name="ListLabel 9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00" style:display-name="ListLabel 100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01" style:display-name="ListLabel 10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02" style:display-name="ListLabel 10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03" style:display-name="ListLabel 10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04" style:display-name="ListLabel 10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05" style:display-name="ListLabel 10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06" style:display-name="ListLabel 10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07" style:display-name="ListLabel 10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08" style:display-name="ListLabel 10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09" style:display-name="ListLabel 1009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10" style:display-name="ListLabel 10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11" style:display-name="ListLabel 10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12" style:display-name="ListLabel 10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13" style:display-name="ListLabel 10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14" style:display-name="ListLabel 10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15" style:display-name="ListLabel 10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16" style:display-name="ListLabel 10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17" style:display-name="ListLabel 10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18" style:display-name="ListLabel 1018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19" style:display-name="ListLabel 10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20" style:display-name="ListLabel 10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21" style:display-name="ListLabel 10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22" style:display-name="ListLabel 10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23" style:display-name="ListLabel 10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24" style:display-name="ListLabel 102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25" style:display-name="ListLabel 102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26" style:display-name="ListLabel 10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27" style:display-name="ListLabel 1027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28" style:display-name="ListLabel 102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29" style:display-name="ListLabel 10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30" style:display-name="ListLabel 10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31" style:display-name="ListLabel 10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32" style:display-name="ListLabel 10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33" style:display-name="ListLabel 10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34" style:display-name="ListLabel 10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35" style:display-name="ListLabel 10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36" style:display-name="ListLabel 1036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37" style:display-name="ListLabel 10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38" style:display-name="ListLabel 10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39" style:display-name="ListLabel 10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40" style:display-name="ListLabel 10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41" style:display-name="ListLabel 104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42" style:display-name="ListLabel 10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43" style:display-name="ListLabel 10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44" style:display-name="ListLabel 10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45" style:display-name="ListLabel 1045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46" style:display-name="ListLabel 10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47" style:display-name="ListLabel 10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48" style:display-name="ListLabel 10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49" style:display-name="ListLabel 10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50" style:display-name="ListLabel 10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51" style:display-name="ListLabel 10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52" style:display-name="ListLabel 105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53" style:display-name="ListLabel 10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54" style:display-name="ListLabel 1054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55" style:display-name="ListLabel 10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56" style:display-name="ListLabel 105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57" style:display-name="ListLabel 10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58" style:display-name="ListLabel 105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59" style:display-name="ListLabel 105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60" style:display-name="ListLabel 10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61" style:display-name="ListLabel 10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62" style:display-name="ListLabel 106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63" style:display-name="ListLabel 1063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64" style:display-name="ListLabel 10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65" style:display-name="ListLabel 10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66" style:display-name="ListLabel 10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67" style:display-name="ListLabel 10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68" style:display-name="ListLabel 106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69" style:display-name="ListLabel 10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70" style:display-name="ListLabel 10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71" style:display-name="ListLabel 107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72" style:display-name="ListLabel 1072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73" style:display-name="ListLabel 10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74" style:display-name="ListLabel 10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75" style:display-name="ListLabel 10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76" style:display-name="ListLabel 10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77" style:display-name="ListLabel 107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78" style:display-name="ListLabel 10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79" style:display-name="ListLabel 10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80" style:display-name="ListLabel 108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81" style:display-name="ListLabel 1081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82" style:display-name="ListLabel 10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83" style:display-name="ListLabel 10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84" style:display-name="ListLabel 10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85" style:display-name="ListLabel 10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86" style:display-name="ListLabel 10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87" style:display-name="ListLabel 10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88" style:display-name="ListLabel 10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89" style:display-name="ListLabel 10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90" style:display-name="ListLabel 109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91" style:display-name="ListLabel 10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92" style:display-name="ListLabel 10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93" style:display-name="ListLabel 10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94" style:display-name="ListLabel 10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95" style:display-name="ListLabel 109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96" style:display-name="ListLabel 10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97" style:display-name="ListLabel 10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98" style:display-name="ListLabel 10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99" style:display-name="ListLabel 1099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00" style:display-name="ListLabel 11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01" style:display-name="ListLabel 11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02" style:display-name="ListLabel 11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03" style:display-name="ListLabel 11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04" style:display-name="ListLabel 11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05" style:display-name="ListLabel 11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06" style:display-name="ListLabel 11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07" style:display-name="ListLabel 11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08" style:display-name="ListLabel 1108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09" style:display-name="ListLabel 11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10" style:display-name="ListLabel 11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11" style:display-name="ListLabel 11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12" style:display-name="ListLabel 11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13" style:display-name="ListLabel 11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14" style:display-name="ListLabel 11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15" style:display-name="ListLabel 11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16" style:display-name="ListLabel 11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17" style:display-name="ListLabel 1117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18" style:display-name="ListLabel 11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19" style:display-name="ListLabel 11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20" style:display-name="ListLabel 11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21" style:display-name="ListLabel 11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22" style:display-name="ListLabel 11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23" style:display-name="ListLabel 11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24" style:display-name="ListLabel 112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25" style:display-name="ListLabel 112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26" style:display-name="ListLabel 1126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27" style:display-name="ListLabel 1127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28" style:display-name="ListLabel 1128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29" style:display-name="ListLabel 1129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30" style:display-name="ListLabel 11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31" style:display-name="ListLabel 11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32" style:display-name="ListLabel 11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33" style:display-name="ListLabel 11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34" style:display-name="ListLabel 11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35" style:display-name="ListLabel 1135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36" style:display-name="ListLabel 11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37" style:display-name="ListLabel 11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38" style:display-name="ListLabel 11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39" style:display-name="ListLabel 11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40" style:display-name="ListLabel 11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41" style:display-name="ListLabel 114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42" style:display-name="ListLabel 11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43" style:display-name="ListLabel 11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44" style:display-name="ListLabel 1144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45" style:display-name="ListLabel 11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46" style:display-name="ListLabel 11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47" style:display-name="ListLabel 11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48" style:display-name="ListLabel 11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49" style:display-name="ListLabel 11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50" style:display-name="ListLabel 11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51" style:display-name="ListLabel 11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52" style:display-name="ListLabel 115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53" style:display-name="ListLabel 1153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54" style:display-name="ListLabel 11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55" style:display-name="ListLabel 11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56" style:display-name="ListLabel 115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57" style:display-name="ListLabel 11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58" style:display-name="ListLabel 115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59" style:display-name="ListLabel 115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60" style:display-name="ListLabel 11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61" style:display-name="ListLabel 11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62" style:display-name="ListLabel 1162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63" style:display-name="ListLabel 11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64" style:display-name="ListLabel 11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65" style:display-name="ListLabel 11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66" style:display-name="ListLabel 11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67" style:display-name="ListLabel 11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68" style:display-name="ListLabel 116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69" style:display-name="ListLabel 11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70" style:display-name="ListLabel 11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71" style:display-name="ListLabel 1171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72" style:display-name="ListLabel 11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73" style:display-name="ListLabel 11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74" style:display-name="ListLabel 11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75" style:display-name="ListLabel 11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76" style:display-name="ListLabel 11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77" style:display-name="ListLabel 117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78" style:display-name="ListLabel 11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79" style:display-name="ListLabel 11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80" style:display-name="ListLabel 118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81" style:display-name="ListLabel 11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82" style:display-name="ListLabel 11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83" style:display-name="ListLabel 11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84" style:display-name="ListLabel 11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85" style:display-name="ListLabel 11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86" style:display-name="ListLabel 11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87" style:display-name="ListLabel 11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88" style:display-name="ListLabel 11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89" style:display-name="ListLabel 1189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90" style:display-name="ListLabel 11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91" style:display-name="ListLabel 11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92" style:display-name="ListLabel 11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93" style:display-name="ListLabel 11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94" style:display-name="ListLabel 11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95" style:display-name="ListLabel 119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96" style:display-name="ListLabel 11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97" style:display-name="ListLabel 11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98" style:display-name="ListLabel 1198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99" style:display-name="ListLabel 11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00" style:display-name="ListLabel 12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01" style:display-name="ListLabel 12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02" style:display-name="ListLabel 12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03" style:display-name="ListLabel 12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04" style:display-name="ListLabel 12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05" style:display-name="ListLabel 12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06" style:display-name="ListLabel 12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07" style:display-name="ListLabel 1207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08" style:display-name="ListLabel 12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09" style:display-name="ListLabel 12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10" style:display-name="ListLabel 12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11" style:display-name="ListLabel 12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12" style:display-name="ListLabel 12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13" style:display-name="ListLabel 12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14" style:display-name="ListLabel 12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15" style:display-name="ListLabel 12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16" style:display-name="ListLabel 1216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17" style:display-name="ListLabel 12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18" style:display-name="ListLabel 12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19" style:display-name="ListLabel 12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20" style:display-name="ListLabel 12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21" style:display-name="ListLabel 12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22" style:display-name="ListLabel 12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23" style:display-name="ListLabel 12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24" style:display-name="ListLabel 122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25" style:display-name="ListLabel 1225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26" style:display-name="ListLabel 12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27" style:display-name="ListLabel 122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28" style:display-name="ListLabel 122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29" style:display-name="ListLabel 12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30" style:display-name="ListLabel 12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31" style:display-name="ListLabel 12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32" style:display-name="ListLabel 12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33" style:display-name="ListLabel 12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34" style:display-name="ListLabel 1234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35" style:display-name="ListLabel 12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36" style:display-name="ListLabel 12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37" style:display-name="ListLabel 12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38" style:display-name="ListLabel 12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39" style:display-name="ListLabel 12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40" style:display-name="ListLabel 12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41" style:display-name="ListLabel 124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42" style:display-name="ListLabel 12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43" style:display-name="ListLabel 1243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44" style:display-name="ListLabel 12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45" style:display-name="ListLabel 12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46" style:display-name="ListLabel 12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47" style:display-name="ListLabel 12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48" style:display-name="ListLabel 12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49" style:display-name="ListLabel 12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50" style:display-name="ListLabel 12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51" style:display-name="ListLabel 12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52" style:display-name="ListLabel 1252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53" style:display-name="ListLabel 12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54" style:display-name="ListLabel 12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55" style:display-name="ListLabel 12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56" style:display-name="ListLabel 125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57" style:display-name="ListLabel 12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58" style:display-name="ListLabel 125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59" style:display-name="ListLabel 125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60" style:display-name="ListLabel 12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61" style:display-name="ListLabel 1261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62" style:display-name="ListLabel 126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63" style:display-name="ListLabel 12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64" style:display-name="ListLabel 12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65" style:display-name="ListLabel 12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66" style:display-name="ListLabel 12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67" style:display-name="ListLabel 12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68" style:display-name="ListLabel 126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69" style:display-name="ListLabel 12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70" style:display-name="ListLabel 127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71" style:display-name="ListLabel 127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72" style:display-name="ListLabel 12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73" style:display-name="ListLabel 12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74" style:display-name="ListLabel 12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75" style:display-name="ListLabel 12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76" style:display-name="ListLabel 12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77" style:display-name="ListLabel 127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78" style:display-name="ListLabel 12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79" style:display-name="ListLabel 1279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80" style:display-name="ListLabel 128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81" style:display-name="ListLabel 12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82" style:display-name="ListLabel 12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83" style:display-name="ListLabel 12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84" style:display-name="ListLabel 12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85" style:display-name="ListLabel 12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86" style:display-name="ListLabel 12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87" style:display-name="ListLabel 12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88" style:display-name="ListLabel 1288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89" style:display-name="ListLabel 12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90" style:display-name="ListLabel 12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91" style:display-name="ListLabel 12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92" style:display-name="ListLabel 12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93" style:display-name="ListLabel 12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94" style:display-name="ListLabel 12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95" style:display-name="ListLabel 129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96" style:display-name="ListLabel 12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97" style:display-name="ListLabel 1297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98" style:display-name="ListLabel 12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99" style:display-name="ListLabel 12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00" style:display-name="ListLabel 13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01" style:display-name="ListLabel 13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02" style:display-name="ListLabel 13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03" style:display-name="ListLabel 13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04" style:display-name="ListLabel 13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05" style:display-name="ListLabel 13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06" style:display-name="ListLabel 1306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07" style:display-name="ListLabel 13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08" style:display-name="ListLabel 13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09" style:display-name="ListLabel 13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10" style:display-name="ListLabel 13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11" style:display-name="ListLabel 13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12" style:display-name="ListLabel 13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13" style:display-name="ListLabel 13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14" style:display-name="ListLabel 13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15" style:display-name="ListLabel 1315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16" style:display-name="ListLabel 13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17" style:display-name="ListLabel 13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18" style:display-name="ListLabel 13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19" style:display-name="ListLabel 13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20" style:display-name="ListLabel 13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21" style:display-name="ListLabel 13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22" style:display-name="ListLabel 13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23" style:display-name="ListLabel 13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24" style:display-name="ListLabel 1324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25" style:display-name="ListLabel 1325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26" style:display-name="ListLabel 1326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27" style:display-name="ListLabel 1327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28" style:display-name="ListLabel 132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29" style:display-name="ListLabel 13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30" style:display-name="ListLabel 13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31" style:display-name="ListLabel 13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32" style:display-name="ListLabel 13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33" style:display-name="ListLabel 1333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34" style:display-name="ListLabel 13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35" style:display-name="ListLabel 13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36" style:display-name="ListLabel 13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37" style:display-name="ListLabel 13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38" style:display-name="ListLabel 13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39" style:display-name="ListLabel 13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40" style:display-name="ListLabel 13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41" style:display-name="ListLabel 134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42" style:display-name="ListLabel 1342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43" style:display-name="ListLabel 13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44" style:display-name="ListLabel 13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45" style:display-name="ListLabel 13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46" style:display-name="ListLabel 13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47" style:display-name="ListLabel 13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48" style:display-name="ListLabel 13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49" style:display-name="ListLabel 13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50" style:display-name="ListLabel 13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51" style:display-name="ListLabel 1351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52" style:display-name="ListLabel 135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53" style:display-name="ListLabel 13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54" style:display-name="ListLabel 13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55" style:display-name="ListLabel 13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56" style:display-name="ListLabel 135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57" style:display-name="ListLabel 13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58" style:display-name="ListLabel 135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59" style:display-name="ListLabel 135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60" style:display-name="ListLabel 136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61" style:display-name="ListLabel 13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62" style:display-name="ListLabel 136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63" style:display-name="ListLabel 13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64" style:display-name="ListLabel 13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65" style:display-name="ListLabel 13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66" style:display-name="ListLabel 13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67" style:display-name="ListLabel 13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68" style:display-name="ListLabel 136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69" style:display-name="ListLabel 1369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70" style:display-name="ListLabel 13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71" style:display-name="ListLabel 137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72" style:display-name="ListLabel 13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73" style:display-name="ListLabel 13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74" style:display-name="ListLabel 13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75" style:display-name="ListLabel 13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76" style:display-name="ListLabel 13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77" style:display-name="ListLabel 137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78" style:display-name="ListLabel 1378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79" style:display-name="ListLabel 13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80" style:display-name="ListLabel 138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81" style:display-name="ListLabel 13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82" style:display-name="ListLabel 13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83" style:display-name="ListLabel 13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84" style:display-name="ListLabel 13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85" style:display-name="ListLabel 13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86" style:display-name="ListLabel 13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87" style:display-name="ListLabel 1387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88" style:display-name="ListLabel 13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89" style:display-name="ListLabel 13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90" style:display-name="ListLabel 13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91" style:display-name="ListLabel 13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92" style:display-name="ListLabel 13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93" style:display-name="ListLabel 13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94" style:display-name="ListLabel 13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95" style:display-name="ListLabel 139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96" style:display-name="ListLabel 1396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97" style:display-name="ListLabel 13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98" style:display-name="ListLabel 13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99" style:display-name="ListLabel 13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00" style:display-name="ListLabel 14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01" style:display-name="ListLabel 14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02" style:display-name="ListLabel 14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03" style:display-name="ListLabel 14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04" style:display-name="ListLabel 14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05" style:display-name="ListLabel 1405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06" style:display-name="ListLabel 14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07" style:display-name="ListLabel 14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08" style:display-name="ListLabel 14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09" style:display-name="ListLabel 14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10" style:display-name="ListLabel 14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11" style:display-name="ListLabel 14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12" style:display-name="ListLabel 14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13" style:display-name="ListLabel 14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14" style:display-name="ListLabel 1414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15" style:display-name="ListLabel 14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16" style:display-name="ListLabel 14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17" style:display-name="ListLabel 14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18" style:display-name="ListLabel 14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19" style:display-name="ListLabel 14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20" style:display-name="ListLabel 14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21" style:display-name="ListLabel 14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22" style:display-name="ListLabel 14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23" style:display-name="ListLabel 1423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24" style:display-name="ListLabel 142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25" style:display-name="ListLabel 142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26" style:display-name="ListLabel 14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27" style:display-name="ListLabel 142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28" style:display-name="ListLabel 142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29" style:display-name="ListLabel 14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30" style:display-name="ListLabel 14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31" style:display-name="ListLabel 14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32" style:display-name="ListLabel 1432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33" style:display-name="ListLabel 14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34" style:display-name="ListLabel 14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35" style:display-name="ListLabel 14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36" style:display-name="ListLabel 14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37" style:display-name="ListLabel 14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38" style:display-name="ListLabel 14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39" style:display-name="ListLabel 14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40" style:display-name="ListLabel 14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41" style:display-name="ListLabel 1441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42" style:display-name="ListLabel 14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43" style:display-name="ListLabel 14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44" style:display-name="ListLabel 14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45" style:display-name="ListLabel 14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46" style:display-name="ListLabel 14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47" style:display-name="ListLabel 14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48" style:display-name="ListLabel 14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49" style:display-name="ListLabel 14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50" style:display-name="ListLabel 1450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51" style:display-name="ListLabel 14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52" style:display-name="ListLabel 145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53" style:display-name="ListLabel 14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54" style:display-name="ListLabel 14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55" style:display-name="ListLabel 14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56" style:display-name="ListLabel 145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57" style:display-name="ListLabel 14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58" style:display-name="ListLabel 145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59" style:display-name="ListLabel 1459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60" style:display-name="ListLabel 14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61" style:display-name="ListLabel 14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62" style:display-name="ListLabel 146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63" style:display-name="ListLabel 14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64" style:display-name="ListLabel 14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65" style:display-name="ListLabel 14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66" style:display-name="ListLabel 14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67" style:display-name="ListLabel 14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68" style:display-name="ListLabel 1468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69" style:display-name="ListLabel 14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70" style:display-name="ListLabel 14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71" style:display-name="ListLabel 147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72" style:display-name="ListLabel 14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73" style:display-name="ListLabel 14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74" style:display-name="ListLabel 14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75" style:display-name="ListLabel 14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76" style:display-name="ListLabel 14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77" style:display-name="ListLabel 1477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78" style:display-name="ListLabel 14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79" style:display-name="ListLabel 14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80" style:display-name="ListLabel 148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81" style:display-name="ListLabel 14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82" style:display-name="ListLabel 14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83" style:display-name="ListLabel 14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84" style:display-name="ListLabel 14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85" style:display-name="ListLabel 14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86" style:display-name="ListLabel 1486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87" style:display-name="ListLabel 14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88" style:display-name="ListLabel 14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89" style:display-name="ListLabel 14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90" style:display-name="ListLabel 14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91" style:display-name="ListLabel 14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92" style:display-name="ListLabel 14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93" style:display-name="ListLabel 14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94" style:display-name="ListLabel 14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95" style:display-name="ListLabel 1495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96" style:display-name="ListLabel 14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97" style:display-name="ListLabel 14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98" style:display-name="ListLabel 14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99" style:display-name="ListLabel 14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00" style:display-name="ListLabel 15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01" style:display-name="ListLabel 15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02" style:display-name="ListLabel 15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03" style:display-name="ListLabel 15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04" style:display-name="ListLabel 1504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505" style:display-name="ListLabel 15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06" style:display-name="ListLabel 15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07" style:display-name="ListLabel 15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08" style:display-name="ListLabel 15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09" style:display-name="ListLabel 15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10" style:display-name="ListLabel 15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11" style:display-name="ListLabel 15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12" style:display-name="ListLabel 15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13" style:display-name="ListLabel 1513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514" style:display-name="ListLabel 15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15" style:display-name="ListLabel 15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16" style:display-name="ListLabel 15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17" style:display-name="ListLabel 15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18" style:display-name="ListLabel 15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19" style:display-name="ListLabel 15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20" style:display-name="ListLabel 15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21" style:display-name="ListLabel 15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22" style:display-name="ListLabel 1522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523" style:display-name="ListLabel 15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24" style:display-name="ListLabel 152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25" style:display-name="ListLabel 152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26" style:display-name="ListLabel 15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27" style:display-name="ListLabel 152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28" style:display-name="ListLabel 152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29" style:display-name="ListLabel 15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30" style:display-name="ListLabel 15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31" style:display-name="ListLabel 1531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532" style:display-name="ListLabel 15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33" style:display-name="ListLabel 15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34" style:display-name="ListLabel 15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35" style:display-name="ListLabel 15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36" style:display-name="ListLabel 15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37" style:display-name="ListLabel 15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38" style:display-name="ListLabel 15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39" style:display-name="ListLabel 15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53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532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533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534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535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536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537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538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539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1T17:35:22</meta:creation-date>
    <dc:language>fr-FR</dc:language>
    <dc:date>2017-01-09T12:19:52.016000000</dc:date>
    <meta:editing-cycles>89</meta:editing-cycles>
    <meta:editing-duration>PT8H53M26S</meta:editing-duration>
    <meta:generator>LibreOffice/5.2.2.2$Windows_x86 LibreOffice_project/8f96e87c890bf8fa77463cd4b640a2312823f3ad</meta:generator>
    <meta:document-statistic meta:table-count="0" meta:image-count="0" meta:object-count="0" meta:page-count="1" meta:paragraph-count="9" meta:word-count="43" meta:character-count="255" meta:non-whitespace-character-count="216"/>
  </office:meta>
</office:document-meta>
</file>